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C8000003B8DEC684ECB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OTE SENSING</text:p>
      <text:p text:style-name="P1">(Lecture notes)</text:p>
      <text:p text:style-name="P1"/>
      <text:p text:style-name="P2">The measurement bands are located where it is easy to distinguish the materials:</text:p>
      <text:p text:style-name="P2"><draw:frame draw:style-name="fr1" draw:name="immagini1" text:anchor-type="paragraph" svg:x="0cm" svg:y="0.347cm" svg:width="10.973cm" svg:height="6.491cm" draw:z-index="0"><draw:image xlink:href="Pictures/2000000700004C8000003B8DEC684ECB.svm" xlink:type="simple" xlink:show="embed" xlink:actuate="onLoad"/></draw:frame><draw:line text:anchor-type="paragraph" draw:z-index="2" draw:style-name="gr1" draw:text-style-name="P4" svg:x1="1.854cm" svg:y1="5.205cm" svg:x2="1.854cm" svg:y2="5.672cm"><text:p/></draw:line><draw:line text:anchor-type="paragraph" draw:z-index="1" draw:style-name="gr1" draw:text-style-name="P4" svg:x1="2.607cm" svg:y1="4.29cm" svg:x2="2.607cm" svg:y2="4.757cm"><text:p/></draw:line>The ideal period to acquire images from satellites is early in the morning because it is the time where we can find less evaporation, i can design satellites to take pictures always in that time.</text:p>
      <text:p text:style-name="P2">A satellite takes 16 days to cover the globe. Radars use X and L bands.</text:p>
      <text:p text:style-name="P2">Linear detectors are used to acquire high resolution images.</text:p>
      <text:p text:style-name="P2">Stripes in the pictures are due to different gain of the sensors.</text:p>
      <text:p text:style-name="P2"><draw:circle text:anchor-type="paragraph" draw:z-index="4" draw:style-name="gr3" draw:text-style-name="P4" svg:width="1.304cm" svg:height="1.304cm" svg:x="7.022cm" svg:y="0.263cm"><text:p/></draw:circle></text:p>
      <text:p text:style-name="P2"><draw:frame text:anchor-type="paragraph" draw:z-index="13" draw:style-name="gr8" svg:width="7.591cm" svg:height="1.015cm" svg:x="8.347cm" svg:y="4.14cm"><draw:text-box><text:p>Longer path, so at the sunset i have more scattering of blue light so i see the red sky</text:p></draw:text-box></draw:frame><draw:frame text:anchor-type="paragraph" draw:z-index="12" draw:style-name="gr7" svg:width="2.056cm" svg:height="0.976cm" svg:x="5.191cm" svg:y="2.447cm"><draw:text-box><text:p>Path in the atmosphere</text:p></draw:text-box></draw:frame><draw:custom-shape text:anchor-type="paragraph" draw:z-index="11" draw:style-name="gr6" draw:text-style-name="P4" svg:width="0.225cm" svg:height="2.218cm" draw:transform="rotate (1.5707963267946) translate (7.91986111111111cm 3.995208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0" draw:style-name="gr6" draw:text-style-name="P4" svg:width="0.225cm" svg:height="1.038cm" svg:x="7.246cm" svg:y="2.38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9" draw:style-name="gr5" svg:width="0.611cm" svg:height="0.549cm" svg:x="14.635cm" svg:y="2.976cm"><draw:text-box><text:p>sun</text:p></draw:text-box></draw:frame><draw:circle text:anchor-type="paragraph" draw:z-index="5" draw:style-name="gr3" draw:text-style-name="P4" svg:width="1.304cm" svg:height="1.304cm" svg:x="14.309cm" svg:y="2.626cm"><text:p/></draw:circle><draw:frame text:anchor-type="paragraph" draw:z-index="8" draw:style-name="gr5" svg:width="0.611cm" svg:height="0.549cm" svg:x="7.41cm" svg:y="0.166cm"><draw:text-box><text:p>sun</text:p></draw:text-box></draw:frame><draw:line text:anchor-type="paragraph" draw:z-index="7" draw:style-name="gr4" draw:text-style-name="P4" svg:x1="14.106cm" svg:y1="3.362cm" svg:x2="7.959cm" svg:y2="3.381cm"><text:p/></draw:line><draw:line text:anchor-type="paragraph" draw:z-index="6" draw:style-name="gr4" draw:text-style-name="P4" svg:x1="7.694cm" svg:y1="1.164cm" svg:x2="7.735cm" svg:y2="3.422cm"><text:p/></draw:line><draw:custom-shape text:anchor-type="paragraph" draw:z-index="3" draw:style-name="gr2" svg:width="5.843cm" svg:height="5.312cm" svg:x="4.764cm" svg:y="2.221cm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or the lab install Mesh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20S</meta:editing-duration>
    <meta:editing-cycles>7</meta:editing-cycles>
    <meta:generator>OpenOffice.org/3.4$Win32 OpenOffice.org_project/340m1$Build-9590</meta:generator>
    <dc:date>2013-12-23T11:10:49.91</dc:date>
    <meta:document-statistic meta:table-count="0" meta:image-count="1" meta:object-count="0" meta:page-count="1" meta:paragraph-count="8" meta:word-count="93" meta:character-count="527"/>
    <meta:user-defined meta:name="Info 1"/>
    <meta:user-defined meta:name="Info 2"/>
    <meta:user-defined meta:name="Info 3"/>
    <meta:user-defined meta:name="Info 4"/>
  </office:meta>
</office:document-meta>
</file>